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Ubuntu" fo:font-weight="bold" officeooo:rsid="0001e4d0" officeooo:paragraph-rsid="0001e4d0" style:font-weight-asian="bold" style:font-weight-complex="bold"/>
    </style:style>
    <style:style style:name="P2" style:family="paragraph" style:parent-style-name="Standard">
      <style:text-properties style:font-name="Ubuntu" fo:font-weight="bold" officeooo:rsid="0002a95b" officeooo:paragraph-rsid="0002a95b" style:font-weight-asian="bold" style:font-weight-complex="bold"/>
    </style:style>
    <style:style style:name="P3" style:family="paragraph" style:parent-style-name="Standard">
      <style:text-properties style:font-name="Ubuntu" fo:font-weight="bold" officeooo:rsid="0006e006" officeooo:paragraph-rsid="0006e006" style:font-weight-asian="bold" style:font-weight-complex="bold"/>
    </style:style>
    <style:style style:name="P4" style:family="paragraph" style:parent-style-name="Standard">
      <style:text-properties style:font-name="Ubuntu" fo:font-weight="bold" officeooo:rsid="00133fc5" officeooo:paragraph-rsid="00133fc5" style:font-weight-asian="bold" style:font-weight-complex="bold"/>
    </style:style>
    <style:style style:name="P5" style:family="paragraph" style:parent-style-name="Standard">
      <style:text-properties style:font-name="Ubuntu" fo:font-weight="bold" officeooo:rsid="00227721" officeooo:paragraph-rsid="00227721" style:font-weight-asian="bold" style:font-weight-complex="bold"/>
    </style:style>
    <style:style style:name="P6" style:family="paragraph" style:parent-style-name="Standard">
      <style:text-properties style:font-name="Ubuntu" fo:font-weight="bold" officeooo:rsid="00227721" officeooo:paragraph-rsid="0024e0db" style:font-weight-asian="bold" style:font-weight-complex="bold"/>
    </style:style>
    <style:style style:name="P7" style:family="paragraph" style:parent-style-name="Standard">
      <style:text-properties style:font-name="Ubuntu" fo:font-weight="bold" officeooo:rsid="00227721" officeooo:paragraph-rsid="00254cef" style:font-weight-asian="bold" style:font-weight-complex="bold"/>
    </style:style>
    <style:style style:name="P8" style:family="paragraph" style:parent-style-name="Standard">
      <style:text-properties style:font-name="Ubuntu" fo:font-weight="bold" officeooo:rsid="00254cef" officeooo:paragraph-rsid="00254cef" style:font-weight-asian="bold" style:font-weight-complex="bold"/>
    </style:style>
    <style:style style:name="P9" style:family="paragraph" style:parent-style-name="Standard">
      <style:text-properties style:font-name="Ubuntu" fo:font-weight="bold" officeooo:rsid="00254cef" officeooo:paragraph-rsid="00268d84" style:font-weight-asian="bold" style:font-weight-complex="bold"/>
    </style:style>
    <style:style style:name="P10" style:family="paragraph" style:parent-style-name="Standard">
      <style:text-properties style:font-name="Ubuntu" fo:font-weight="bold" officeooo:rsid="00298b36" officeooo:paragraph-rsid="00298b36" style:font-weight-asian="bold" style:font-weight-complex="bold"/>
    </style:style>
    <style:style style:name="P11" style:family="paragraph" style:parent-style-name="Standard">
      <style:text-properties style:font-name="Ubuntu" fo:font-weight="normal" officeooo:rsid="0001e4d0" officeooo:paragraph-rsid="0001e4d0" style:font-weight-asian="normal" style:font-weight-complex="normal"/>
    </style:style>
    <style:style style:name="P12" style:family="paragraph" style:parent-style-name="Standard">
      <style:text-properties style:font-name="Ubuntu" fo:font-weight="normal" officeooo:rsid="0002a95b" officeooo:paragraph-rsid="0002a95b" style:font-weight-asian="normal" style:font-weight-complex="normal"/>
    </style:style>
    <style:style style:name="P13" style:family="paragraph" style:parent-style-name="Standard" style:master-page-name="">
      <loext:graphic-properties draw:fill="none"/>
      <style:paragraph-properties fo:margin-left="1.0618in" fo:margin-right="0in" fo:text-align="justify" style:justify-single-word="false" fo:text-indent="0in" style:auto-text-indent="false" style:page-number="auto" fo:background-color="transparent"/>
      <style:text-properties style:font-name="Ubuntu" fo:font-weight="normal" officeooo:rsid="0002a95b" officeooo:paragraph-rsid="0002a95b" style:font-weight-asian="normal" style:font-weight-complex="normal"/>
    </style:style>
    <style:style style:name="P14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Ubuntu" fo:font-weight="normal" officeooo:rsid="0002a95b" officeooo:paragraph-rsid="0002a95b" style:font-weight-asian="normal" style:font-weight-complex="normal"/>
    </style:style>
    <style:style style:name="P15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Ubuntu" fo:font-weight="normal" officeooo:rsid="0002a95b" officeooo:paragraph-rsid="00194e5b" style:font-weight-asian="normal" style:font-weight-complex="normal"/>
    </style:style>
    <style:style style:name="P16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Ubuntu" fo:font-weight="normal" officeooo:rsid="0002a95b" officeooo:paragraph-rsid="001a7286" style:font-weight-asian="normal" style:font-weight-complex="normal"/>
    </style:style>
    <style:style style:name="T1" style:family="text">
      <style:text-properties officeooo:rsid="0002a95b"/>
    </style:style>
    <style:style style:name="T2" style:family="text">
      <style:text-properties officeooo:rsid="0006bf77"/>
    </style:style>
    <style:style style:name="T3" style:family="text">
      <style:text-properties officeooo:rsid="0006e006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33fc5" style:font-weight-asian="normal" style:font-weight-complex="normal"/>
    </style:style>
    <style:style style:name="T6" style:family="text">
      <style:text-properties fo:font-weight="normal" officeooo:rsid="0024e0db" style:font-weight-asian="normal" style:font-weight-complex="normal"/>
    </style:style>
    <style:style style:name="T7" style:family="text">
      <style:text-properties fo:font-weight="normal" officeooo:rsid="00254cef" style:font-weight-asian="normal" style:font-weight-complex="normal"/>
    </style:style>
    <style:style style:name="T8" style:family="text">
      <style:text-properties fo:font-weight="normal" officeooo:rsid="00268d84" style:font-weight-asian="normal" style:font-weight-complex="normal"/>
    </style:style>
    <style:style style:name="T9" style:family="text">
      <style:text-properties fo:font-weight="normal" officeooo:rsid="00298b36" style:font-weight-asian="normal" style:font-weight-complex="normal"/>
    </style:style>
    <style:style style:name="T10" style:family="text">
      <style:text-properties fo:font-weight="normal" officeooo:rsid="002a0e07" style:font-weight-asian="normal" style:font-weight-complex="normal"/>
    </style:style>
    <style:style style:name="T11" style:family="text">
      <style:text-properties fo:font-weight="normal" officeooo:rsid="002b5c78" style:font-weight-asian="normal" style:font-weight-complex="normal"/>
    </style:style>
    <style:style style:name="T12" style:family="text">
      <style:text-properties fo:font-weight="normal" officeooo:rsid="002bcd81" style:font-weight-asian="normal" style:font-weight-complex="normal"/>
    </style:style>
    <style:style style:name="T13" style:family="text">
      <style:text-properties officeooo:rsid="00194e5b"/>
    </style:style>
    <style:style style:name="T14" style:family="text">
      <style:text-properties officeooo:rsid="00268d84"/>
    </style:style>
    <style:style style:name="T15" style:family="text">
      <style:text-properties officeooo:rsid="002a0e0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2_CFD</text:p>
      <text:p text:style-name="P11"><text:tab/>CFD 1. <text:tab/>Instantiates config</text:p>
      <text:p text:style-name="P11"><text:tab/>CFD 2. <text:tab/>Instantiates CFluidDriver</text:p>
      <text:p text:style-name="P11"><text:tab/>CFD 3. <text:tab/>delete [] config</text:p>
      <text:p text:style-name="P11"><text:tab/>CFD 4. <text:tab/><text:span text:style-name="T1">C</text:span>alls driver→StartSolver()</text:p>
      <text:p text:style-name="P11"><text:tab/>CFD 5. <text:tab/><text:span text:style-name="T1">C</text:span>alls driver-&gt;Postprocessing</text:p>
      <text:p text:style-name="P11"/>
      <text:p text:style-name="P2"><text:span text:style-name="T3">CFD2 <text:s/>==&gt; </text:span>CFluidDriver:</text:p>
      <text:p text:style-name="P12"><text:tab/>FLUID 1. <text:tab/><text:span text:style-name="T2">Same constructor as CDriver</text:span></text:p>
      <text:p text:style-name="P13"><text:span text:style-name="T2">Instantiates solver, integration, numerics, config, geometry, surface_movement, grid_movement, FFDBox, interpolator, and transfer containers.</text:span></text:p>
      <text:p text:style-name="P14"><text:tab/><text:span text:style-name="T13">FLUID 2. <text:s/>Calls Preprocessing() Routines for each zone</text:span></text:p>
      <text:p text:style-name="P15"><text:tab/><text:tab/><text:span text:style-name="T13">2A. Iteration_Preprocessing()</text:span></text:p>
      <text:p text:style-name="P16"><text:span text:style-name="T13"><text:tab/><text:tab/>2B. Solver_Preprocessing(~)</text:span></text:p>
      <text:p text:style-name="P16"><text:span text:style-name="T13"><text:tab/><text:tab/>2C. Integration_Preprocessing(~)</text:span></text:p>
      <text:p text:style-name="P16"><text:span text:style-name="T13"><text:tab/><text:tab/>2D. <text:s/>Numerics_Preprocessing(~)</text:span></text:p>
      <text:p text:style-name="P12"><text:tab/></text:p>
      <text:p text:style-name="P5">FLUID2A ==&gt; CFluidDriver::Iteration_Preprocessing()</text:p>
      <text:p text:style-name="P6"><text:tab/><text:span text:style-name="T6">ITER1. Instantiates iteration_container to proper iteration class</text:span></text:p>
      <text:p text:style-name="P7"><text:span text:style-name="T6"><text:tab/><text:tab/>1A. </text:span><text:span text:style-name="T7">Either new CMeanFlowIteration(config_container)</text:span></text:p>
      <text:p text:style-name="P7"><text:span text:style-name="T7"><text:tab/><text:tab/>1B. Or new CDiscAdjMeanFlowIteration(config_container)</text:span> </text:p>
      <text:p text:style-name="P8"/>
      <text:p text:style-name="P8"><text:span text:style-name="T14">ITER</text:span>1B ==&gt; CDiscAdjMeanFlowIteration()</text:p>
      <text:p text:style-name="P8"><text:tab/><text:span text:style-name="T4">DISC 1: Inherits </text:span><text:span text:style-name="T8">CIteration()</text:span></text:p>
      <text:p text:style-name="P8"><text:span text:style-name="T4"><text:tab/>DISC 2: </text:span><text:span text:style-name="T8">Instantiates meanflow_iteration to new CMeanFlowIteration(config)</text:span></text:p>
      <text:p text:style-name="P8"><text:span text:style-name="T8"><text:tab/></text:span></text:p>
      <text:p text:style-name="P9"><text:span text:style-name="T14">ITER1A, ITER1B ==&gt; CMeanFlowIteration()</text:span></text:p>
      <text:p text:style-name="P9"><text:tab/><text:span text:style-name="T9">FLOW 1: Inherits CIteration(), which does a bunch of stuff to geometry container</text:span></text:p>
      <text:p text:style-name="P12"/>
      <text:p text:style-name="P10">FLUID2B ==&gt; <text:span text:style-name="T15">CDriver::</text:span>Solver_Preprocessing()</text:p>
      <text:p text:style-name="P10"><text:tab/><text:span text:style-name="T10">SOLPRE 1: Instantiates/Allocates new CNSSolver() in solver_container</text:span></text:p>
      <text:p text:style-name="P10"><text:span text:style-name="T10"><text:tab/>SOLPRE 2: Calls CNSSolver()→ preprocessing()</text:span></text:p>
      <text:p text:style-name="P10"><text:span text:style-name="T10"><text:tab/></text:span><text:span text:style-name="T11">SOLPRE 3: Instantiates/Allocates new CTurbSASolver() in solver_container</text:span></text:p>
      <text:p text:style-name="P10"><text:span text:style-name="T11"><text:tab/></text:span><text:span text:style-name="T12">SOLPRE 4: Calls CTurbSASolver()-&gt;preprocessing()</text:span></text:p>
      <text:p text:style-name="P10"><text:span text:style-name="T12"><text:tab/>SOLPRE 5: Calls CTurbSASolver()-&gt;postprocessing()</text:span></text:p>
      <text:p text:style-name="P10"><text:span text:style-name="T12"/></text:p>
      <text:p text:style-name="P12"/>
      <text:p text:style-name="P3">CFD4 ==&gt; CDriver::StartSolver()</text:p>
      <text:p text:style-name="P3"><text:tab/><text:span text:style-name="T5">while (ExtIter &lt; config→ GetnExtIter()) {</text:span></text:p>
      <text:p text:style-name="P3"><text:span text:style-name="T5"><text:tab/></text:span></text:p>
      <text:p text:style-name="P3"><text:span text:style-name="T5"><text:tab/>SOLVE 1. PreprocessExtIter(ExtIter)</text:span></text:p>
      <text:p text:style-name="P3"><text:span text:style-name="T5"><text:tab/><text:tab/>solver→ SetInitialCondition(~)</text:span></text:p>
      <text:p text:style-name="P3"><text:span text:style-name="T5"><text:tab/>SOLVE 2. DynamicMeshUpdate(ExtIter)</text:span></text:p>
      <text:p text:style-name="P3"><text:span text:style-name="T5"><text:tab/>SOLVE 3. Run()</text:span></text:p>
      <text:p text:style-name="P3"><text:span text:style-name="T5"><text:tab/>SOLVE 4. Update()</text:span></text:p>
      <text:p text:style-name="P3"><text:span text:style-name="T5"><text:tab/>SOLVE 5. Monitor(ExtIter)</text:span></text:p>
      <text:p text:style-name="P4"><text:span text:style-name="T4"><text:tab/>SOLVE 6. Output(ExtIter)</text:span></text:p>
      <text:p text:style-name="P4"><text:span text:style-name="T4"><text:tab/>SOLVE 7. Break loop if StopCalc and ExtIter++</text:span></text:p>
      <text:p text:style-name="P12"><text:soft-page-break/></text:p>
      <text:p text:style-name="P12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1T14:28:18.872004732</meta:creation-date>
    <dc:date>2017-05-01T16:41:59.451326789</dc:date>
    <meta:editing-duration>PT1H51M1S</meta:editing-duration>
    <meta:editing-cycles>17</meta:editing-cycles>
    <meta:generator>LibreOffice/5.1.6.2$Linux_X86_64 LibreOffice_project/10m0$Build-2</meta:generator>
    <meta:document-statistic meta:table-count="0" meta:image-count="0" meta:object-count="0" meta:page-count="2" meta:paragraph-count="42" meta:word-count="176" meta:character-count="1677" meta:non-whitespace-character-count="1489"/>
  </office:meta>
</office:document-meta>
</file>